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7">
      <style:graphic-properties draw:fill-color="#ffffff" draw:auto-grow-height="true" fo:min-height="13.231cm"/>
    </style:style>
    <style:style style:name="pr3" style:family="presentation" style:parent-style-name="lyt-cool-notes" style:list-style-name="L8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How are FOSS projects governed?</text:p>
          </draw:text-box>
        </draw:frame>
        <draw:frame presentation:style-name="pr2" draw:text-style-name="P1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1">COMP8440: FOSS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Lecture 7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03cm" svg:height="1.092cm" svg:x="1.399cm" svg:y="19.408cm">
          <draw:image xlink:href="Pictures/10000201000000580000001F516347E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at is project governance?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Projects often need to make decision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evelopment decision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egal decision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ools decision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roject aim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nd many, many other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14cm" svg:height="1.673cm" svg:x="6.5cm" svg:y="14.5cm">
          <draw:text-box>
            <text:p text:style-name="P1"><text:span text:style-name="T1">What project structures allow decisions to be made?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Key governance feature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How governance is distinguished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ormal vs informal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egree of project fundin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s there an identifiable 'project team'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oes the project have a legal structure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oes the project have a BDFL 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(benevolent dictator for life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s it a 'hobby' project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s there an agreed voting system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oes the project have a copyright policy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Project Roles</text:p>
          </draw:text-box>
        </draw:frame>
        <draw:frame presentation:style-name="pr4" draw:text-style-name="P4" draw:layer="layout" svg:width="23.912cm" svg:height="15.127cm" svg:x="2.058cm" svg:y="5.838cm" presentation:class="outline" presentation:user-transformed="true">
          <draw:text-box>
            <text:list text:style-name="L5">
              <text:list-item>
                <text:p text:style-name="P4">Many projects have designated rol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an be formal or informal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Common rol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roject lead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Release manag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ug mast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ocumentation mast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eb mast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ecurity offic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R offic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iling list manag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egal offic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Not uniqu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ften one person will take several rol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Roles may rotate between peop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Project Funding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Funding varies a lot between project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 projects have corporate sponsorship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eg. opensolaris.org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 projects rely on donation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eg. freebsd.org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ut most are purely volunteer effort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eg. most sourceforge project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Give more than they cost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Various estimates put the cost of development of a major Linux distribution at several billion US$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roject funding is a tiny fraction of tha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Legal Structure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Some projects have a legal structur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stly for larger, older project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Many are non-profits or chariti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erhaps the most common is a US 501(c)3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Project group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ny projects form groups for their legal structur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Apache projec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GNU projec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KDE projec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Gnome projec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Software Freedom Conservanc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Voting System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Many projects have adopted a voting system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st decisions are not voted 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ften used for election of project rol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times used for patch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The Apache voting system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Variants are used by many projects for patch votin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Voters can respond with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+1 : agre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=0 : abstain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-1 <text:s/>: veto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 veto cannot be ignored and must come with an explan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opyright Policie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Why does copyright matter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t's free, so who cares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Copyright gives the 'right to sue'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and also the right to re-licens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Common polici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opyright assignment: eg GNU projec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eveloper sign off: eg Linux kernel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ersonal copyright: eg. Samba projec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nything goes: most projects!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Reaction to legal challeng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opyright policies are often see as creating fric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ften they are adopted only after some defining event in the project histor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ommitter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Direct commit acces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st FOSS projects have a list of people who have commit acces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Adding Committer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sually involves an invitation from existing committer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he key is good judgemen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Should inactive committers be removed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f they still have good judgement, maybe no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s there a security risk in old commit access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Committers with distributed SCM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y not have the notion of a committer rol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'Integrators' play a similar ro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Project Leader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Varying approaches to leadership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 projects have a default project leader, often the project found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 projects use a steering commitee or boar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 projects vote on the leader each yea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 projects have no easily identifiable lead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What the leader do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elp to decide on project goal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elp to resolve disput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y set the standards for code, testing and other development task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ften acts as project spokespers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Release Manager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A key rol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utting a release together can be a lot of work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Needs a lot of coordination of development activit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hat goes into a release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Some projects base it solely on tim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Some projects vote on what is required to make something release ready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Stable/unstable releas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ny projects have separate stable/unstable releas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tandards may be higher for the stable releas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dd/even release numbering has become comm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Projects Evolve</text:p>
          </draw:text-box>
        </draw:frame>
        <draw:frame presentation:style-name="pr4" draw:layer="layout" svg:width="23.912cm" svg:height="12.98cm" svg:x="2.058cm" svg:y="5.838cm" presentation:class="outline">
          <draw:text-box>
            <text:list text:style-name="L5">
              <text:list-item>
                <text:p text:style-name="P4">Starting simpl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st projects start out with very little governanc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imple governance makes for fast early developmen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Complexity added as its needed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s issues and disputes arrise, new governance systems are adde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ften solutions are adopted from other projec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2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ndrew Tridgell</meta:initial-creator>
    <meta:creation-date>2009-03-07T14:24:48</meta:creation-date>
    <dc:creator>Andrew Tridgell</dc:creator>
    <dc:date>2009-04-15T17:04:33</dc:date>
    <meta:editing-cycles>43</meta:editing-cycles>
    <meta:editing-duration>P2DT2H8M5S</meta:editing-duration>
    <meta:user-defined meta:name="Info 1"/>
    <meta:user-defined meta:name="Info 2"/>
    <meta:user-defined meta:name="Info 3"/>
    <meta:user-defined meta:name="Info 4"/>
    <meta:document-statistic meta:object-count="68"/>
  </office:meta>
</office:document-meta>
</file>